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729fcf"/>
    </style:style>
    <style:style style:name="P2" style:family="paragraph" style:parent-style-name="Preformatted_20_Text">
      <style:text-properties officeooo:rsid="001d5061" officeooo:paragraph-rsid="001d5061"/>
    </style:style>
    <style:style style:name="P3" style:family="paragraph" style:parent-style-name="Preformatted_20_Text">
      <style:text-properties officeooo:rsid="001f347f" officeooo:paragraph-rsid="001f347f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6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  <style:text-properties officeooo:paragraph-rsid="001f347f"/>
    </style:style>
    <style:style style:name="P7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  <style:text-properties officeooo:rsid="001f347f"/>
    </style:style>
    <style:style style:name="P8" style:family="paragraph" style:parent-style-name="Preformatted_20_Text">
      <style:paragraph-properties fo:padding="0.0201in" fo:border="0.06pt solid #ffa6a6" style:shadow="#ffd7d7 0.0693in 0.0693in"/>
    </style:style>
    <style:style style:name="P9" style:family="paragraph" style:parent-style-name="Preformatted_20_Text">
      <style:paragraph-properties fo:padding="0.0201in" fo:border="0.06pt solid #ffa6a6" style:shadow="#ffd7d7 0.0693in 0.0693in"/>
      <style:text-properties officeooo:rsid="001f347f" officeooo:paragraph-rsid="001f347f"/>
    </style:style>
    <style:style style:name="P10" style:family="paragraph" style:parent-style-name="Preformatted_20_Text">
      <style:paragraph-properties fo:padding="0.0201in" fo:border="0.06pt solid #ffa6a6" style:shadow="#ffd7d7 0.0693in 0.0693in"/>
      <style:text-properties officeooo:paragraph-rsid="001f347f"/>
    </style:style>
    <style:style style:name="P11" style:family="paragraph" style:parent-style-name="Standard">
      <style:text-properties officeooo:rsid="001d5061" officeooo:paragraph-rsid="001d5061"/>
    </style:style>
    <style:style style:name="P12" style:family="paragraph" style:parent-style-name="Standard">
      <style:text-properties officeooo:rsid="001f347f" officeooo:paragraph-rsid="001f347f"/>
    </style:style>
    <style:style style:name="P13" style:family="paragraph" style:parent-style-name="Standard">
      <style:text-properties fo:font-weight="bold" officeooo:rsid="001d5061" officeooo:paragraph-rsid="001d5061" style:font-weight-asian="bold" style:font-weight-complex="bold"/>
    </style:style>
    <style:style style:name="P14" style:family="paragraph" style:parent-style-name="Standard">
      <style:text-properties fo:font-weight="bold" officeooo:rsid="001f347f" officeooo:paragraph-rsid="001f347f" style:font-weight-asian="bold" style:font-weight-complex="bold"/>
    </style:style>
    <style:style style:name="P15" style:family="paragraph" style:parent-style-name="Standard">
      <style:paragraph-properties fo:padding="0.0201in" fo:border="0.06pt solid #ffa6a6" style:shadow="#ffd7d7 0.0693in 0.0693in"/>
      <style:text-properties officeooo:rsid="001d5061" officeooo:paragraph-rsid="001d5061"/>
    </style:style>
    <style:style style:name="T1" style:family="text">
      <style:text-properties officeooo:rsid="001f347f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ay 34 – Linked Lists Part 2</text:h>
      <text:p text:style-name="P11"/>
      <text:p text:style-name="P12">The Big Picture:</text:p>
      <text:p text:style-name="P12"/>
      <text:p text:style-name="P12"/>
      <text:p text:style-name="P11"/>
      <text:p text:style-name="P15">struct Node {</text:p>
      <text:p text:style-name="P15"><text:tab/>int data;</text:p>
      <text:p text:style-name="P15"><text:tab/>Node *next;</text:p>
      <text:p text:style-name="P15">};</text:p>
      <text:p text:style-name="P11"/>
      <text:p text:style-name="P15">Node add2front ( int val, Node* &amp;L) {</text:p>
      <text:p text:style-name="P15"><text:tab/>Node *tmp = new Node;</text:p>
      <text:p text:style-name="P15"><text:tab/>tmp → data = val;</text:p>
      <text:p text:style-name="P15"><text:tab/>tmp → next = L;</text:p>
      <text:p text:style-name="P15"><text:tab/>return tmp;</text:p>
      <text:p text:style-name="P15">}</text:p>
      <text:p text:style-name="P15"/>
      <text:p text:style-name="P15"/>
      <text:p text:style-name="P11"/>
      <text:p text:style-name="P11"/>
      <text:p text:style-name="P13">Traversing the linked list:</text:p>
      <text:p text:style-name="P11"/>
      <text:p text:style-name="P2"><text:bookmark text:name="cb1-1"/><text:span text:style-name="Source_20_Text">Node *p = L;</text:span></text:p>
      <text:p text:style-name="Preformatted_20_Text"><text:bookmark text:name="cb1-2"/><text:span text:style-name="Source_20_Text">while(p != NULL)</text:span></text:p>
      <text:p text:style-name="Preformatted_20_Text"><text:bookmark text:name="cb1-3"/><text:span text:style-name="Source_20_Text">{</text:span></text:p>
      <text:p text:style-name="Preformatted_20_Text"><text:bookmark text:name="cb1-4"/><text:span text:style-name="Source_20_Text"><text:s text:c="3"/>//do whatever you have to do</text:span></text:p>
      <text:p text:style-name="Preformatted_20_Text"><text:bookmark text:name="cb1-5"/><text:span text:style-name="Source_20_Text"><text:s text:c="3"/>p = p-&gt;next;</text:span></text:p>
      <text:p text:style-name="P4"><text:bookmark text:name="cb1-6"/><text:span text:style-name="Source_20_Text">}</text:span></text:p>
      <text:p text:style-name="P2"><text:bookmark text:name="cb2-1"/><text:span text:style-name="Source_20_Text">for(Node *p = L; p != NULL; p = p-&gt;next)</text:span></text:p>
      <text:p text:style-name="P4"><text:bookmark text:name="cb2-2"/><text:span text:style-name="Source_20_Text"><text:s text:c="2"/>//do whatever you have to do</text:span></text:p>
      <text:p text:style-name="P11"/>
      <text:p text:style-name="P14">Computing the length of a linked list:</text:p>
      <text:p text:style-name="P12"/>
      <text:p text:style-name="P9"><text:bookmark text:name="cb8-1"/><text:span text:style-name="Source_20_Text">int length(Node *L)</text:span></text:p>
      <text:p text:style-name="P8"><text:bookmark text:name="cb8-2"/><text:span text:style-name="Source_20_Text">{</text:span></text:p>
      <text:p text:style-name="P8"><text:bookmark text:name="cb11-3"/><text:span text:style-name="Source_20_Text"><text:s text:c="2"/>int count = 0;</text:span></text:p>
      <text:p text:style-name="P8"><text:bookmark text:name="cb11-4"/><text:span text:style-name="Source_20_Text"><text:s text:c="2"/>for(Node *p = L; p != NULL; p = p-&gt;next)</text:span></text:p>
      <text:p text:style-name="P8"><text:bookmark text:name="cb11-5"/><text:span text:style-name="Source_20_Text"><text:s text:c="4"/>count++;</text:span></text:p>
      <text:p text:style-name="P5"><text:bookmark text:name="cb11-6"/><text:span text:style-name="Source_20_Text"><text:s text:c="2"/>return count;</text:span></text:p>
      <text:p text:style-name="P5"><text:bookmark text:name="cb8-17"/><text:span text:style-name="Source_20_Text">}</text:span></text:p>
      <text:p text:style-name="P12"/>
      <text:p text:style-name="P12"/>
      <text:p text:style-name="P12"/>
      <text:p text:style-name="P12"><text:soft-page-break/><text:span text:style-name="T2">Linked Lists and Recursion:</text:span></text:p>
      <text:p text:style-name="P12"/>
      <text:p text:style-name="P12">2 Questions:</text:p>
      <text:p text:style-name="P12">1. What is the base case?</text:p>
      <text:p text:style-name="P12">2. If we know the value for (n-1), can we determine the value for (n)?</text:p>
      <text:p text:style-name="P12"/>
      <text:p text:style-name="P14">Computing the Length via recursion:</text:p>
      <text:p text:style-name="P14"/>
      <text:p text:style-name="P14"/>
      <text:p text:style-name="P14"/>
      <text:p text:style-name="P14"/>
      <text:p text:style-name="P3"><text:span text:style-name="Source_20_Text"/></text:p>
      <text:p text:style-name="P9"><text:bookmark text:name="cb10-1"/><text:span text:style-name="Source_20_Text">int length(Node *L)</text:span></text:p>
      <text:p text:style-name="P8"><text:bookmark text:name="cb10-2"/><text:span text:style-name="Source_20_Text">{</text:span></text:p>
      <text:p text:style-name="P8"><text:bookmark text:name="cb10-3"/><text:span text:style-name="Source_20_Text"><text:s text:c="2"/>if (L == NULL)</text:span></text:p>
      <text:p text:style-name="P8"><text:bookmark text:name="cb10-4"/><text:span text:style-name="Source_20_Text"><text:s text:c="4"/>return 0;</text:span></text:p>
      <text:p text:style-name="P8"><text:bookmark text:name="cb10-5"/><text:span text:style-name="Source_20_Text"><text:s text:c="2"/>else</text:span></text:p>
      <text:p text:style-name="P8"><text:bookmark text:name="cb10-6"/><text:span text:style-name="Source_20_Text"><text:s text:c="4"/>return 1 + length(L-&gt;next);</text:span></text:p>
      <text:p text:style-name="P5"><text:bookmark text:name="cb10-7"/><text:span text:style-name="Source_20_Text">}</text:span></text:p>
      <text:p text:style-name="P7"/>
      <text:p text:style-name="P12"/>
      <text:p text:style-name="P14">Deleting a list:</text:p>
      <text:p text:style-name="P12"/>
      <text:section text:style-name="Sect1" text:name="Section1">
        <text:p text:style-name="P12">Non-Recursion Way:</text:p>
        <text:p text:style-name="P12"/>
        <text:p text:style-name="P9"><text:bookmark text:name="cb12-1"/><text:span text:style-name="Source_20_Text">void deletelist(Node* L) {</text:span></text:p>
        <text:p text:style-name="P8"><text:bookmark text:name="cb12-2"/><text:span text:style-name="Source_20_Text"><text:s text:c="2"/>while (L != NULL) {</text:span></text:p>
        <text:p text:style-name="P8"><text:bookmark text:name="cb12-3"/><text:span text:style-name="Source_20_Text"><text:s text:c="4"/>Node* lNext = L-&gt;next;</text:span></text:p>
        <text:p text:style-name="P8"><text:bookmark text:name="cb12-4"/><text:span text:style-name="Source_20_Text"><text:s text:c="4"/>delete L;</text:span></text:p>
        <text:p text:style-name="P8"><text:bookmark text:name="cb12-5"/><text:span text:style-name="Source_20_Text"><text:s text:c="4"/>L = lNext;</text:span></text:p>
        <text:p text:style-name="P8"><text:bookmark text:name="cb12-6"/><text:span text:style-name="Source_20_Text"><text:s text:c="2"/>}</text:span></text:p>
        <text:p text:style-name="P6"><text:span text:style-name="Source_20_Text"><text:span text:style-name="T1">}</text:span></text:span></text:p>
        <text:p text:style-name="P6"><text:span text:style-name="Source_20_Text"/></text:p>
        <text:p text:style-name="P12">Through Recursion:</text:p>
        <text:p text:style-name="P12"/>
        <text:p text:style-name="P10"><text:bookmark text:name="cb13-1"/><text:span text:style-name="Source_20_Text"><text:span text:style-name="T1">void deletelist(Node* L)</text:span></text:span><text:bookmark text:name="cb13-2"/><text:span text:style-name="Source_20_Text"><text:span text:style-name="T1"> </text:span></text:span><text:span text:style-name="Source_20_Text">{</text:span></text:p>
        <text:p text:style-name="P8"><text:bookmark text:name="cb13-3"/><text:span text:style-name="Source_20_Text"><text:s text:c="2"/>if (L == NULL) <text:s/>//__ Base case</text:span></text:p>
        <text:p text:style-name="P8"><text:bookmark text:name="cb13-4"/><text:span text:style-name="Source_20_Text"><text:s text:c="4"/>return; <text:s text:c="6"/>// <text:s/></text:span></text:p>
        <text:p text:style-name="P8"><text:bookmark text:name="cb13-5"/><text:span text:style-name="Source_20_Text"><text:s text:c="2"/>deletelist(L-&gt;next); //__ Recursive case</text:span></text:p>
        <text:p text:style-name="P8"><text:bookmark text:name="cb13-6"/><text:span text:style-name="Source_20_Text"><text:s text:c="2"/>delete L; <text:s text:c="11"/>//</text:span></text:p>
        <text:p text:style-name="P5"><text:bookmark text:name="cb13-7"/><text:span text:style-name="Source_20_Text">}</text:span></text:p>
        <text:p text:style-name="P5"><text:span text:style-name="Source_20_Text"/></text:p>
      </text:section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3:08:21.982412629</meta:creation-date>
    <dc:date>2022-11-27T13:33:52.751145218</dc:date>
    <meta:editing-duration>PT4M20S</meta:editing-duration>
    <meta:editing-cycles>1</meta:editing-cycles>
    <meta:document-statistic meta:table-count="0" meta:image-count="0" meta:object-count="0" meta:page-count="2" meta:paragraph-count="57" meta:word-count="206" meta:character-count="1064" meta:non-whitespace-character-count="832"/>
    <meta:generator>LibreOffice/6.4.7.2$Linux_X86_64 LibreOffice_project/40$Build-2</meta:generator>
  </office:meta>
</office:document-meta>
</file>